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870000005A0C8C2547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6.302cm" svg:x="0.001cm" svg:y="2.698cm">
          <draw:image xlink:href="Pictures/1000000000000870000005A0C8C254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2M36S</meta:editing-duration>
    <meta:editing-cycles>3</meta:editing-cycles>
    <meta:generator>OpenOffice/4.1.3$Win32 OpenOffice.org_project/413m1$Build-9783</meta:generator>
    <dc:date>2018-01-18T20:39:54.72</dc:date>
    <dc:creator>Jon Bulmer</dc:creator>
    <meta:document-statistic meta:object-count="24"/>
  </office:meta>
</office:document-meta>
</file>